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1bf430" style:font-size-asian="14pt" style:font-weight-asian="normal" style:font-size-complex="14pt" style:font-weight-complex="normal"/>
    </style:style>
    <style:style style:name="P4" style:family="paragraph" style:parent-style-name="Text_20_body">
      <style:paragraph-properties fo:text-align="justify" style:justify-single-word="false"/>
    </style:style>
    <style:style style:name="P5" style:family="paragraph" style:parent-style-name="Heading_20_2">
      <style:paragraph-properties fo:break-before="page"/>
    </style:style>
    <style:style style:name="P6" style:family="paragraph" style:parent-style-name="Standard" style:list-style-name="L2">
      <style:paragraph-properties fo:text-align="start" style:justify-single-word="false"/>
      <style:text-properties fo:font-size="12pt" fo:font-weight="normal" officeooo:rsid="001bf430" style:font-size-asian="12pt" style:font-weight-asian="normal" style:font-size-complex="12pt" style:font-weight-complex="normal"/>
    </style:style>
    <style:style style:name="P7" style:family="paragraph" style:parent-style-name="Standard" style:list-style-name="L2">
      <style:paragraph-properties fo:text-align="start" style:justify-single-word="false"/>
      <style:text-properties fo:font-size="12pt" fo:font-weight="normal" officeooo:rsid="001bf430" officeooo:paragraph-rsid="001bf430" style:font-size-asian="12pt" style:font-weight-asian="normal" style:font-size-complex="12pt" style:font-weight-complex="normal"/>
    </style:style>
    <style:style style:name="P8" style:family="paragraph" style:parent-style-name="Standard" style:list-style-name="L2">
      <style:paragraph-properties fo:text-align="start" style:justify-single-word="false"/>
      <style:text-properties fo:font-size="12pt" fo:font-weight="normal" officeooo:rsid="0024920c" officeooo:paragraph-rsid="0024920c" style:font-size-asian="12pt" style:font-weight-asian="normal" style:font-size-complex="12pt" style:font-weight-complex="normal"/>
    </style:style>
    <style:style style:name="P9" style:family="paragraph" style:parent-style-name="Standard" style:list-style-name="L6">
      <style:paragraph-properties fo:text-align="start" style:justify-single-word="false"/>
      <style:text-properties fo:font-size="14pt" fo:font-weight="normal" officeooo:rsid="00209839" officeooo:paragraph-rsid="00209839"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paragraph-rsid="00209839" style:font-size-asian="14pt" style:font-weight-asian="normal" style:font-size-complex="14pt" style:font-weight-complex="normal"/>
    </style:style>
    <style:style style:name="P12" style:family="paragraph" style:parent-style-name="Standard" style:list-style-name="L7">
      <style:paragraph-properties fo:text-align="start" style:justify-single-word="false"/>
      <style:text-properties fo:font-size="14pt" fo:font-weight="normal" officeooo:rsid="002296f0" officeooo:paragraph-rsid="002296f0" style:font-size-asian="14pt" style:font-weight-asian="normal" style:font-size-complex="14pt" style:font-weight-complex="normal"/>
    </style:style>
    <style:style style:name="P13" style:family="paragraph" style:parent-style-name="Standard" style:list-style-name="L8">
      <style:paragraph-properties fo:text-align="start" style:justify-single-word="false"/>
      <style:text-properties fo:font-size="14pt" fo:font-weight="normal" officeooo:rsid="002296f0" officeooo:paragraph-rsid="002296f0"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2296f0" officeooo:paragraph-rsid="002296f0" style:font-size-asian="14pt" style:font-weight-asian="normal" style:font-size-complex="14pt" style:font-weight-complex="normal"/>
    </style:style>
    <style:style style:name="P15" style:family="paragraph" style:parent-style-name="Standard" style:list-style-name="L2">
      <style:paragraph-properties fo:text-align="start" style:justify-single-word="false"/>
      <style:text-properties officeooo:paragraph-rsid="001bf430"/>
    </style:style>
    <style:style style:name="P16" style:family="paragraph" style:parent-style-name="Standard" style:list-style-name="L5">
      <style:paragraph-properties fo:text-align="start" style:justify-single-word="false"/>
      <style:text-properties officeooo:paragraph-rsid="00209839"/>
    </style:style>
    <style:style style:name="P1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8" style:family="paragraph" style:parent-style-name="Standard">
      <style:paragraph-properties fo:text-align="justify" style:justify-single-word="false"/>
      <style:text-properties officeooo:paragraph-rsid="00209839"/>
    </style:style>
    <style:style style:name="P19" style:family="paragraph" style:parent-style-name="Standard">
      <style:paragraph-properties fo:margin-left="0cm" fo:margin-right="0.101cm" fo:text-align="start" style:justify-single-word="false" fo:text-indent="0cm" style:auto-text-indent="false"/>
      <style:text-properties fo:font-size="14pt" fo:font-weight="normal" officeooo:rsid="00209839" officeooo:paragraph-rsid="00209839" style:font-size-asian="14pt" style:font-weight-asian="normal" style:font-size-complex="14pt" style:font-weight-complex="normal"/>
    </style:style>
    <style:style style:name="P20" style:family="paragraph" style:parent-style-name="Standard">
      <style:paragraph-properties fo:margin-left="0cm" fo:margin-right="0.101cm" fo:text-align="start" style:justify-single-word="false" fo:text-indent="0cm" style:auto-text-indent="false"/>
      <style:text-properties fo:font-size="14pt" fo:font-weight="normal" officeooo:rsid="00209839" officeooo:paragraph-rsid="002296f0" style:font-size-asian="14pt" style:font-weight-asian="normal" style:font-size-complex="14pt" style:font-weight-complex="normal"/>
    </style:style>
    <style:style style:name="P21" style:family="paragraph" style:parent-style-name="Standard" style:master-page-name="">
      <style:paragraph-properties fo:margin-left="0cm" fo:margin-right="0.101cm" fo:text-align="start" style:justify-single-word="false" fo:text-indent="0cm" style:auto-text-indent="false" style:page-number="auto"/>
      <style:text-properties fo:font-size="14pt" fo:font-weight="normal" style:font-size-asian="14pt" style:font-weight-asian="normal" style:font-size-complex="14pt" style:font-weight-complex="normal"/>
    </style:style>
    <style:style style:name="P22" style:family="paragraph" style:parent-style-name="Standard">
      <style:paragraph-properties fo:margin-left="0cm" fo:margin-right="0.101cm" fo:text-align="start" style:justify-single-word="false" fo:text-indent="0cm" style:auto-text-indent="false" fo:break-before="page"/>
      <style:text-properties fo:font-size="14pt" fo:font-weight="normal" officeooo:rsid="00209839" officeooo:paragraph-rsid="00209839" style:font-size-asian="14pt" style:font-weight-asian="normal" style:font-size-complex="14pt" style:font-weight-complex="normal"/>
    </style:style>
    <style:style style:name="P23" style:family="paragraph" style:parent-style-name="Text_20_body" style:list-style-name="L1">
      <style:paragraph-properties fo:text-align="justify" style:justify-single-word="false"/>
    </style:style>
    <style:style style:name="P24" style:family="paragraph" style:parent-style-name="Text_20_body">
      <style:paragraph-properties fo:text-align="justify" style:justify-single-word="false"/>
      <style:text-properties officeooo:paragraph-rsid="00209839"/>
    </style:style>
    <style:style style:name="P25" style:family="paragraph" style:parent-style-name="Text_20_body">
      <style:paragraph-properties fo:text-align="justify" style:justify-single-word="false"/>
      <style:text-properties officeooo:rsid="00209839" officeooo:paragraph-rsid="00209839"/>
    </style:style>
    <style:style style:name="P26" style:family="paragraph" style:parent-style-name="Text_20_body">
      <style:paragraph-properties fo:text-align="justify" style:justify-single-word="false"/>
      <style:text-properties fo:font-size="12pt" fo:font-weight="normal" officeooo:paragraph-rsid="00209839" style:font-size-asian="12pt" style:font-weight-asian="normal" style:font-size-complex="12pt" style:font-weight-complex="normal"/>
    </style:style>
    <style:style style:name="T1" style:family="text">
      <style:text-properties officeooo:rsid="001b933a"/>
    </style:style>
    <style:style style:name="T2" style:family="text">
      <style:text-properties officeooo:rsid="001bf430"/>
    </style:style>
    <style:style style:name="T3" style:family="text">
      <style:text-properties fo:font-size="12pt" fo:font-weight="normal" officeooo:rsid="001bf430" style:font-size-asian="12pt" style:font-weight-asian="normal" style:font-size-complex="12pt" style:font-weight-complex="normal"/>
    </style:style>
    <style:style style:name="T4" style:family="text">
      <style:text-properties fo:font-size="12pt" fo:font-weight="normal" officeooo:rsid="00209839" style:font-size-asian="12pt" style:font-weight-asian="normal" style:font-size-complex="12pt" style:font-weight-complex="normal"/>
    </style:style>
    <style:style style:name="T5" style:family="text">
      <style:text-properties fo:font-size="12pt" style:font-size-asian="12pt" style:font-size-complex="12pt"/>
    </style:style>
    <style:style style:name="T6" style:family="text">
      <style:text-properties fo:font-size="12pt" officeooo:rsid="002296f0" style:font-size-asian="12pt" style:font-size-complex="12pt"/>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4pt" fo:font-weight="normal" officeooo:rsid="00209839" style:font-size-asian="14pt" style:font-weight-asian="normal" style:font-size-complex="14pt" style:font-weight-complex="normal"/>
    </style:style>
    <style:style style:name="T9" style:family="text">
      <style:text-properties officeooo:rsid="00247d6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Projekt programu do zarządzania sterowaniem procesami w drukarni</text:p>
      <text:p text:style-name="P17"/>
      <text:h text:style-name="P5" text:outline-level="2">I. Cel projektu</text:h>
      <text:p text:style-name="Text_20_body"/>
      <text:p text:style-name="P24"><text:tab/>Celem projektu jest opracowanie systemu wspomagającego zarządzanie zleceniami w drukarni. System ma za zadanie przechowywać informacje na temat pracowników, zleceń oraz ich statusów. <text:s/></text:p>
      <text:p text:style-name="P25"/>
      <text:h text:style-name="Heading_20_2" text:outline-level="2">II. Opis systemu</text:h>
      <text:p text:style-name="Text_20_body"/>
      <text:p text:style-name="P21">1. Opis</text:p>
      <text:p text:style-name="P2"/>
      <text:p text:style-name="P4"><text:tab/>System ten ma na celu usprawnić pracę w drukarni. Pozwalać kontrolować realizowane zlecenia, mierzyć czas ich wykonywania oraz badać wydajność pracowników poprzez prowadzone statystyki. System ma za zadanie przechowywać informacje w bazie danych o zamówieniach dodawanych przez użytkowników. System ma wyróżniać następujących użytkowników:</text:p>
      <text:list xml:id="list5092673395262851729" text:style-name="L1">
        <text:list-item>
          <text:list>
            <text:list-item>
              <text:p text:style-name="P23">Drukarz - osoba która drukuje zamówienie klienta, dodaje je do systemu, uzupełnia wszystkie wymagane pola w aplikacji(dane klienta, produkty zamówione oraz ich ilości, dodatkowe uwagi zamawiającego).</text:p>
            </text:list-item>
            <text:list-item>
              <text:p text:style-name="P23">Pakowacz - osoba która wykańcza ręcznie (składa np. ulotki) wcześniej już dodane zamówienia oraz pakuje je aby były gotowe do wysyłki. </text:p>
            </text:list-item>
            <text:list-item>
              <text:p text:style-name="P23">Manager - osoba która zarządza zleceniami, przypisuje je poszczególnym użytkownikom. Kontroluje statusy zleceń oraz sprawdza wydajność pracowników. </text:p>
            </text:list-item>
            <text:list-item>
              <text:p text:style-name="P23">Administrator - osoba która dodaje nowych użytkowników oraz zarządza istniejącymi kontami. Uzupełnia listę dostępnych produktów. Czuwa nad poprawnością działania aplikacji.</text:p>
            </text:list-item>
          </text:list>
        </text:list-item>
      </text:list>
      <text:p text:style-name="P24"><text:tab/>Wszyscy <text:span text:style-name="T2">pracownicy</text:span> posiadają swoje indywidualne konta, logowanie do systemu jest poprzedzane hasłem. Podczas dodawania nowego zamówienia, system zapisuje wszystkie dane w bazie danych, nadaje numer ID zamówieni oraz zapamiętuje datę i czas dodania, ustala domyślny status zamówienia na „wydrukowane”. System filtruje zamówienia w zależności od potrzeb użytkownika tak aby były widoczne tylko istotne informacje. Użytkownicy mają ograniczone prawa dostępu, wyświetlane są tylko kluczowe dla ich pracy zamówienia. System pozwala na proste wyszukiwanie danego zlecenia po numerze ID bądź danych klienta. System pozwala managerowi przypisywać poszczególne zamówienia danemu użytkownikowi. System generuje wykresy <text:s/>na podstawie gromadzonych danych. </text:p>
      <text:p text:style-name="P11"/>
      <text:p text:style-name="P11"/>
      <text:p text:style-name="P11"/>
      <text:p text:style-name="P11"/>
      <text:p text:style-name="P11"><text:soft-page-break/>2. Użytkownicy</text:p>
      <text:p text:style-name="P11"/>
      <text:p text:style-name="P26"><text:tab/>System jest dostępny tylko dla wcześniej zdefiniowanych użytkowników, którzy muszą się zalogować indywidualnym loginem oraz hasłem. Są podzieleni na kilka grup, każda z nich ma inne uprawnienia oraz zadania. </text:p>
      <text:p text:style-name="P11"/>
      <text:p text:style-name="P11"><text:tab/><text:tab/>2a. Drukarz</text:p>
      <text:p text:style-name="P11"/>
      <text:p text:style-name="P24"><text:tab/>Pracownik który <text:s/>może jedynie dodać nowe zamówienie gdy zostało wydrukowane. Aby to zrobić uzupełnia wymagane pola w aplikacji podając dane osobowe klienta oraz jego dane kontaktowe, uzupełnia produkty wybierając je z listy która została wcześniej zdefiniowana przez administratora słownika oraz podaje ich ilości. System automatycznie nadaje unikalny numer ID zamówienia oraz zapamiętuje datę i godzinę jego przyjęcia. Użytkownik ten widzi tylko zamówienia dodane przez niego samego od momentu ich dodania do momentu ich zakończenia przez innych użytkowników. </text:p>
      <text:p text:style-name="P24"/>
      <text:p text:style-name="P11"><text:tab/><text:tab/>2b. Pakowacz</text:p>
      <text:p text:style-name="P11"/>
      <text:p text:style-name="P24"><text:tab/>Użytkownik ten widzi tylko zamówienia które zostały przypisane do jego konta przez managera. Widzi ich numer ID, dane klienta, zawartość oraz ilość zamówionych przedmiotów. Widzi datę kiedy zamówienie zostało wydrukowane oraz czas kiedy musi zostać zakończone. Użytkownik ten może tylko zmienić status wydrukowanych <text:s/>zamówień na „w realizacji”, bądź w przypadku już realizowanych zamówień <text:s/>na „zrealizowane”. Po zakończeniu zamówienia, zamówienie znika z listy danego użytkownika.</text:p>
      <text:p text:style-name="P24"><text:span text:style-name="T7"/></text:p>
      <text:p text:style-name="P24"><text:span text:style-name="T7"><text:tab/><text:tab/>2c. Manager</text:span></text:p>
      <text:p text:style-name="P11"/>
      <text:p text:style-name="P24"><text:tab/>Manager może filtrować wyświetlane dane, ma dostęp do wszystkich zamówień. Zamówieniom które zostały wydrukowane przypisuje odpowiedzialnych za nich użytkowników wykańczających zamówienie. Manager jest w stanie sprawdzić ilości zamówień dodanych przed danego drukarza, bądź ukończonych danego pakowacza. Ma dostęp do dokładnych statystyk zamówień oraz indywidualnych statystyk każdego użytkownika. Widzi słupkowe wykresy dla poszczególnych użytkowników w wcześniej podanym przedziale czasowym. </text:p>
      <text:p text:style-name="P24"><text:s/></text:p>
      <text:p text:style-name="P11"><text:tab/><text:tab/>2d. Administrator</text:p>
      <text:p text:style-name="P11"/>
      <text:p text:style-name="P24"><text:tab/>Administrator uzupełnia słownik bazy danych, nazwy produktów oraz ich dostępność. Zarządza kontami użytkowników. Jest wsparciem techniczny<text:span text:style-name="T1">m</text:span> systemu. </text:p>
      <text:p text:style-name="P18"/>
      <text:p text:style-name="P19"/>
      <text:p text:style-name="P22">3. Opis systemu z poziomu poszczególnych pracowników</text:p>
      <text:p text:style-name="P19"/>
      <text:p text:style-name="P19"><text:span text:style-name="T9">3</text:span>a. Opis systemu z poziomu drukarza</text:p>
      <text:p text:style-name="P19"/>
      <text:p text:style-name="P19"><text:tab/><text:span text:style-name="T5">Po włączeniu aplikacji, użytkownik musi zalogować się używając swojego unikalnego loginu oraz hasła. Następnie ma do wyboru opcje:</text:span></text:p>
      <text:p text:style-name="P19"><text:span text:style-name="T5">- Dodaj zamówienie</text:span></text:p>
      <text:p text:style-name="P19"><text:span text:style-name="T5">- ???</text:span></text:p>
      <text:p text:style-name="P19"/>
      <text:p text:style-name="P19"><text:span text:style-name="T9">3</text:span>b. Opis systemu z poziomu pakowacza</text:p>
      <text:p text:style-name="P19"><text:tab/><text:span text:style-name="T5">Po włączeniu aplikacji, użytkownik musi zalogować się używając swojego unikalnego loginu oraz hasła. Następnie ma do wyboru opcje:</text:span></text:p>
      <text:p text:style-name="P19"><text:span text:style-name="T5"/></text:p>
      <text:p text:style-name="P19"/>
      <text:p text:style-name="P19"><text:span text:style-name="T9">3</text:span>c. Opis systemu z poziomu managera</text:p>
      <text:p text:style-name="P19"/>
      <text:p text:style-name="P19"><text:span text:style-name="T5"><text:tab/>Po włączeniu aplikacji, użytkownik musi zalogować się używając swojego unikalnego loginu oraz hasła. Następnie ma do wyboru opcje:</text:span></text:p>
      <text:p text:style-name="P19"><text:span text:style-name="T5">- Historia zamówień</text:span></text:p>
      <text:p text:style-name="P19"><text:span text:style-name="T5">- Statystyk</text:span></text:p>
      <text:list xml:id="list9176269612059492227" text:style-name="L6">
        <text:list-item>
          <text:p text:style-name="P9"><text:span text:style-name="T5">Statystyki zamówień</text:span></text:p>
        </text:list-item>
        <text:list-item>
          <text:p text:style-name="P9"><text:span text:style-name="T5">Statystyki pracowników</text:span></text:p>
        </text:list-item>
      </text:list>
      <text:p text:style-name="P19"><text:span text:style-name="T5">- Przydziel zamówienie</text:span></text:p>
      <text:list xml:id="list139970431629819414" text:style-name="L5">
        <text:list-item>
          <text:p text:style-name="P16"><text:span text:style-name="T4">nadaj priorytet</text:span></text:p>
        </text:list-item>
        <text:list-item>
          <text:p text:style-name="P16"><text:span text:style-name="T4"/></text:p>
        </text:list-item>
      </text:list>
      <text:p text:style-name="P19"><text:span text:style-name="T5">- </text:span></text:p>
      <text:p text:style-name="P19"/>
      <text:p text:style-name="P20"><text:span text:style-name="T9">3</text:span>d. Opis systemu z poziomu administratora</text:p>
      <text:p text:style-name="P20"><text:span text:style-name="T8"/></text:p>
      <text:p text:style-name="P20"><text:span text:style-name="T5"><text:tab/>Po włączeniu aplikacji, użytkownik musi zalogować się używając swojego unikalnego loginu oraz hasła. Następnie ma do wyboru opcje:</text:span></text:p>
      <text:p text:style-name="P20"><text:span text:style-name="T5">- </text:span><text:span text:style-name="T6">Pracownicy</text:span></text:p>
      <text:list xml:id="list4794422532306616990" text:style-name="L7">
        <text:list-item>
          <text:p text:style-name="P12"><text:span text:style-name="T5">dodaj pracownika</text:span></text:p>
        </text:list-item>
        <text:list-item>
          <text:p text:style-name="P12"><text:span text:style-name="T5">usuń pracownika</text:span></text:p>
        </text:list-item>
        <text:list-item>
          <text:p text:style-name="P12"><text:span text:style-name="T5">zmień dane pracownika</text:span></text:p>
        </text:list-item>
      </text:list>
      <text:p text:style-name="P20"><text:span text:style-name="T6">- Zamówienia</text:span></text:p>
      <text:list xml:id="list3405935665070472507" text:style-name="L8">
        <text:list-item>
          <text:p text:style-name="P13"><text:span text:style-name="T5">dodaj zamówienie</text:span></text:p>
        </text:list-item>
        <text:list-item>
          <text:p text:style-name="P13"><text:span text:style-name="T5">usuń zamówienie</text:span></text:p>
        </text:list-item>
        <text:list-item>
          <text:p text:style-name="P13"><text:span text:style-name="T5">edytuj zamówienie</text:span></text:p>
        </text:list-item>
      </text:list>
      <text:p text:style-name="P14"><text:span text:style-name="T5">- </text:span></text:p>
      <text:p text:style-name="P19"/>
      <text:p text:style-name="P2"><text:tab/></text:p>
      <text:p text:style-name="P2"/>
      <text:p text:style-name="P2"><text:tab/></text:p>
      <text:p text:style-name="P2"><text:tab/>2. Środowisko</text:p>
      <text:p text:style-name="P2"/>
      <text:p text:style-name="P4"><text:tab/>Aplikacja jest tworzona pod system Windows 7 oraz w późniejszym czasie jego nowsze <text:soft-page-break/>odpowiedniki. System będzie działać lokalnie na serwerze, użytkownicy będą się do niego logować poprzez proste aplikacje na swoich stacjach roboczych. System nie przewiduje współpracy z innymi oprogramowaniami oraz urządzeniami mobilnymi. </text:p>
      <text:p text:style-name="P3"><text:tab/>3. Słownik pojęć</text:p>
      <text:p text:style-name="P3"/>
      <text:list xml:id="list2873337779872389866" text:style-name="L2">
        <text:list-item>
          <text:p text:style-name="P6">Drukarnia – zakład produkcyjny zajmujący się wytwarzaniem różnorodnych wyrobów poligraficznych</text:p>
        </text:list-item>
        <text:list-item>
          <text:p text:style-name="P7">Zlecenie – zamówienie klienta stworzone i wypełnione niezbędnymi danymi przez drukarza</text:p>
        </text:list-item>
        <text:list-item>
          <text:p text:style-name="P8">Login</text:p>
        </text:list-item>
        <text:list-item>
          <text:p text:style-name="P8">Hasło</text:p>
        </text:list-item>
        <text:list-item>
          <text:p text:style-name="P7">Pracownik – osoba, która może przyjmować różne role w firmie.</text:p>
        </text:list-item>
        <text:list-item>
          <text:p text:style-name="P7">Drukarz - <text:s/>osoba, która drukuje zamówienie klienta</text:p>
        </text:list-item>
        <text:list-item>
          <text:p text:style-name="P7">Pakowacz- osoba, która wykańcza ręcznie (składa np. ulotki) wcześniej już dodane zamówienia oraz pakuje je aby były gotowe do wysyłki</text:p>
        </text:list-item>
        <text:list-item>
          <text:p text:style-name="P7">Manager – osoba, która zarządza zleceniami, przypisuje je poszczególnym użytkownikom. Kontroluje statusy zleceń oraz sprawdza wydajność pracowników. </text:p>
        </text:list-item>
        <text:list-item>
          <text:p text:style-name="P7">Administrator – osoba, która dodaje nowych użytkowników oraz zarządza istniejącymi kontami. Uzupełnia listę dostępnych produktów. Czuwa nad poprawnością działania aplikacji.</text:p>
        </text:list-item>
        <text:list-item>
          <text:p text:style-name="P15"><text:span text:style-name="T3">Użytkownik – patrz. pracownik</text:span></text:p>
        </text:list-item>
      </text:list>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2:00:20.486000000</meta:creation-date>
    <dc:date>2015-10-19T20:31:15.315000000</dc:date>
    <meta:editing-duration>PT2H52M17S</meta:editing-duration>
    <meta:editing-cycles>15</meta:editing-cycles>
    <meta:generator>LibreOffice/5.0.2.2$Windows_x86 LibreOffice_project/37b43f919e4de5eeaca9b9755ed688758a8251fe</meta:generator>
    <meta:document-statistic meta:table-count="0" meta:image-count="0" meta:object-count="0" meta:page-count="5" meta:paragraph-count="66" meta:word-count="824" meta:character-count="6145" meta:non-whitespace-character-count="5355"/>
  </office:meta>
</office:document-meta>
</file>